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Заголовок_20_1" style:master-page-name="MP0">
      <style:paragraph-properties style:page-number="auto" fo:break-before="page"/>
    </style:style>
    <style:style style:name="P2" style:family="paragraph" style:parent-style-name="Обычный">
      <style:paragraph-properties fo:text-align="start" style:justify-single-word="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
      <text:h text:style-name="Заголовок_20_3" text:outline-level="3">XXIII</text:h>
      <text:p text:style-name="P2"/>
      <text:p text:style-name="Обычный">Для женитьбы нужно было согласие отца, и для этого на другой день князь Андрей уехал к отцу.</text:p>
      <text:p text:style-name="Обычный">Отец с наружным спокойствием, но внутренней злобой принял сообщение сына. Он не мог понять того, чтобы кто-нибудь хотел изменять жизнь, вносить в нее что-нибудь новое, когда жизнь для него уже кончалась. — «Дали бы только дожить так, как я хочу, а потом бы делали, что хотели», говорил себе старик. С сыном однако он употребил ту дипломацию, которую он употреблял в важных случаях. Приняв спокойный тон, он обсудил всё дело.</text:p>
      <text:p text:style-name="Обычный">Во-первых, женитьба была не блестящая в отношении родства, богатства и знатности. Во-вторых, князь Андрей был не первой молодости и слаб здоровьем (старик особенно налегал на это), а она была очень молода. В-третьих, был сын, которого жалко было отдать девчонке. В-четвертых, наконец, — сказал отец, насмешливо глядя на сына, — я тебя прошу, отложи дело на год, съезди за границу, полечись, сыщи, как ты и хочешь, немца, для князя Николая, и потом, ежели уж любовь, страсть, упрямство, что хочешь, так велики, тогда женись.</text:p>
      <text:p text:style-name="Обычный">— И это последнее мое слово, знай, последнее… — кончил князь таким тоном, которым показывал, что ничто не заставит его изменить свое решение.</text:p>
      <text:p text:style-name="Обычный">Князь Андрей ясно видел, что старик надеялся, что чувство его или его будущей невесты не выдержит испытания года, или что он сам, старый князь, умрет к этому времени, и решил исполнить волю отца: сделать предложение и отложить свадьбу на год.</text:p>
      <text:p text:style-name="Обычный">Через три недели после своего последнего вечера у Ростовых, князь Андрей вернулся в Петербург.</text:p>
      <text:p text:style-name="Обычный"/>
      <text:p text:style-name="Обычный"/>
      <text:p text:style-name="Обычный">На другой день после своего объяснения с матерью, Наташа ждала целый день Болконского, но он не приехал. На другой, на третий день было * же самое. Пьер также не <text:soft-page-break/>приезжал, и Наташа, не зная того, что князь Андрей уехал к отцу, не могла себе объяснить его отсутствия.</text:p>
      <text:p text:style-name="Обычный">Так прошли три недели. Наташа никуда не хотела выезжать и как тень, праздная и унылая, ходила по комнатам, вечером тайно от всех плакала и не являлась по вечерам к матери. Она беспрестанно краснела и раздражалась. Ей казалось, что все знают о ее разочаровании, смеются и жалеют о ней. При всей силе внутреннего горя, это тщеславное горе усиливало ее несчастие.</text:p>
      <text:p text:style-name="Обычный">Однажды она пришла к графине, хотела что* сказать ей, и вдруг заплакала. Слезы ее были слезы обиженного ребенка, который сам не знает, за что он наказан.</text:p>
      <text:p text:style-name="Обычный">Графиня стала успокоивать Наташу. Наташа, вслушивавшаяся сначала в слова матери, вдруг прервала ее:</text:p>
      <text:p text:style-name="Обычный">— Перестаньте, мама, я и не думаю, и не хочу думать! Так, поездил и перестал, и перестал…</text:p>
      <text:p text:style-name="Обычный">Голос ее задрожал, она чуть не заплакала, но оправилась и спокойно продолжала: — И совсем я не хочу выходить замуж. И я его боюсь; я теперь совсем, совсем, успокоилась…</text:p>
      <text:p text:style-name="Обычный">На другой день после этого разговора Наташа надела * старое платье, которое было ей особенно известно за доставляемую им по утрам веселость, и с утра начала тот свой прежний образ жизни, от которого она отстала после бала. Она, напившись чаю, пошла в залу, которую она особенно любила за сильный резонанс, и начала петь свои солфеджи (упражнения пения). Окончив первый урок, она остановилась на середине залы и повторила одну музыкальную фразу, особенно понравившуюся ей. Она прислушалась радостно к той (как будто неожиданной для нее) прелести, с которой эти звуки переливаясь наполнили всю пустоту залы и медленно замерли, и ей вдруг стало весело. «Что об этом думать много и так хорошо», сказала она себе и стала взад и вперед ходить по зале, ступая не простыми шагами по звонкому паркету, но на всяком шагу переступая с каблучка (на ней были новые, любимые башмаки) на носок, и так же радостно, как и к звукам своего голоса прислушиваясь к этому мерному топоту каблучка и поскрипыванью носка. Проходя мимо зеркала, она заглянула в него. — «Вот она я!» как будто говорило выражение ее лица при виде себя. — «Ну, и хорошо. И никого мне не нужно».</text:p>
      <text:p text:style-name="Обычный">Лакей хотел войти, чтобы убрать что* в зале, но она не пустила его, опять затворив за ним дверь, и продолжала свою прогулку. Она возвратилась в это утро опять к своему любимому состоянию любви к себе и восхищения перед собою. — «Что за прелесть эта Наташа!» сказала она опять про себя словами какого* третьего, собирательного, мужского лица. — «Хороша, голос, молода, и никому она не мешает, оставьте только ее в покое». Но сколько бы ни оставляли ее в покое, она уже не могла быть покойна и тотчас же почувствовала это.</text:p>
      <text:p text:style-name="Обычный">В передней отворилась дверь подъезда, кто* спросил: дома ли? и послышались чьи* шаги. Наташа смотрелась в зеркало, но она не видала себя. Она слушала звуки в передней. Когда она увидала себя, лицо ее было бледно. Это был он. Она это верно знала, хотя чуть слышала звук его голоса из затворенных дверей.</text:p>
      <text:p text:style-name="Обычный">Наташа, бледная и испуганная, вбежала в гостиную.</text:p>
      <text:p text:style-name="Обычный">— Мама, Болконский приехал! — сказала она. — Мама, это ужасно, это несносно! — Я не хочу… мучиться! Что же мне делать?…</text:p>
      <text:p text:style-name="Обычный">Еще графиня не успела ответить ей, как князь Андрей с тревожным и серьезным лицом вошел в гостиную. Как только он увидал Наташу, лицо его просияло. Он поцеловал руку графини и Наташи и сел подле дивана.</text:p>
      <text:p text:style-name="Обычный">— Давно уже мы не имели удовольствия… — начала было графиня, но князь Андрей перебил ее, отвечая на ее вопрос и очевидно торопясь сказать *, что ему было нужно.</text:p>
      <text:p text:style-name="Обычный">— Я не был у вас всё это время, потому что был у отца: мне нужно было переговорить с ним о весьма важном деле. Я вчера ночью только вернулся, — сказал он, взглянув на Наташу. — Мне нужно переговорить с вами, графиня, — прибавил он после минутного молчания.</text:p>
      <text:p text:style-name="Обычный"><text:soft-page-break/>Графиня, тяжело вздохнув, опустила глаза.</text:p>
      <text:p text:style-name="Обычный">— Я к вашим услугам, — проговорила она.</text:p>
      <text:p text:style-name="Обычный">Наташа знала, что ей надо уйти, но она не могла этого сделать: что* сжимало ей горло, и она неучтиво, прямо, открытыми глазами смотрела на князя Андрея.</text:p>
      <text:p text:style-name="Обычный">«Сейчас? Сию минуту!.. Нет, это не может быть!» думала она.</text:p>
      <text:p text:style-name="Обычный">Он опять взглянул на нее, и этот взгляд убедил ее в том, что она не ошиблась. — Да, сейчас, сию минуту решалась ее судьба.</text:p>
      <text:p text:style-name="Обычный">— Поди, Наташа, я позову тебя, — сказала графиня шопотом.</text:p>
      <text:p text:style-name="Обычный">Наташа испуганными, умоляющими глазами взглянула на князя Андрея и на мать, и вышла.</text:p>
      <text:p text:style-name="Обычный">— Я приехал, графиня, просить руки вашей дочери, — сказал князь Андрей. Лицо графини вспыхнуло, но она ничего не сказала.</text:p>
      <text:p text:style-name="Обычный">— Ваше предложение… — степенно начала графиня. — Он молчал, глядя ей в глаза. — Ваше предложение… (она сконфузилась) нам приятно, и… я принимаю ваше предложение, я рада. И муж мой… я надеюсь… но от нее самой будет зависеть…</text:p>
      <text:p text:style-name="Обычный">— Я скажу ей тогда, когда буду иметь ваше согласие… даете ли вы мне его? — сказал князь Андрей.</text:p>
      <text:p text:style-name="Обычный">— Да, — сказала графиня и протянула ему руку и с смешанным чувством отчужденности и нежности прижалась губами к его лбу, когда он наклонился над ее рукой. Она желала любить его, как сына; но чувствовала, что он был чужой и страшный для нее человек. — Я уверена, что мой муж будет согласен, — сказала графиня, — но ваш батюшка…</text:p>
      <text:p text:style-name="Обычный">— Мой отец, которому я сообщил свои планы, непременным условием согласия положил *, чтобы свадьба была не раньше года. И это* я хотел сообщить вам, — сказал князь Андрей.</text:p>
      <text:p text:style-name="Обычный">— Правда, что Наташа еще молода, но так долго.</text:p>
      <text:p text:style-name="Обычный">— Это не могло быть иначе, — со вздохом сказал князь Андрей.</text:p>
      <text:p text:style-name="Обычный">— Я пошлю вам ее, — сказала графиня и вышла из комнаты.</text:p>
      <text:p text:style-name="Обычный">— Господи, помилуй нас, — твердила она, отыскивая дочь. Соня сказала, что Наташа в спальне. Наташа сидела на своей кровати, бледная, с сухими глазами, смотрела на образа и, быстро крестясь, шептала что*. Увидав мать, она вскочила и бросилась к ней.</text:p>
      <text:p text:style-name="Обычный">— Что? Мама?… Что?</text:p>
      <text:p text:style-name="Обычный"><text:soft-page-break/>— Поди, поди к нему. Он просит твоей руки, — сказала графиня холодно, как показалось Наташе… — Поди… поди, — проговорила мать с грустью и укоризной вслед убегавшей дочери, и тяжело вздохнула.</text:p>
      <text:p text:style-name="Обычный"><text:soft-page-break/>Наташа не помнила, как она вошла в гостиную. Войдя в дверь и увидав его, она остановилась. «Неужели этот чужой человек сделался теперь <text:span text:style-name="Основной_20_шрифт_20_абзаца"><text:span text:style-name="T1">всё</text:span></text:span> <text:s/>для меня?» спросила она себя и мгновенно ответила: «Да, всё: он один теперь дороже для меня всего на свете». Князь Андрей подошел к ней, опустив глаза.</text:p>
      <text:p text:style-name="Обычный">— Я полюбил вас с той минуты, как увидал вас. Могу ли я надеяться?</text:p>
      <text:p text:style-name="Обычный">Он взглянул на нее, и серьезная страстность выражения ее лица поразила его. Лицо ее говорило: «Зачем спрашивать? Зачем сомневаться в том, чего нельзя не знать? Зачем говорить, когда нельзя словами выразить того, что чувствуешь».</text:p>
      <text:p text:style-name="Обычный">Она приблизилась к нему и остановилась. Он взял ее руку и поцеловал.</text:p>
      <text:p text:style-name="Обычный">— Любите ли вы меня?</text:p>
      <text:p text:style-name="Обычный">— Да, да, — как будто с досадой проговорила Наташа, громко вздохнула, другой раз, чаще и чаще, и зарыдала.</text:p>
      <text:p text:style-name="Обычный">— Об чем? Что с вами?</text:p>
      <text:p text:style-name="Обычный">— Ах, я так счастлива, — отвечала она, улыбнулась сквозь слезы, нагнулась ближе к нему, подумала секунду, как будто спрашивая себя, можно ли это, и поцеловала его.</text:p>
      <text:p text:style-name="Обычный">Князь Андрей держал ее руки, смотрел ей в глаза, и не находил в своей душе прежней любви к ней. В душе его вдруг повернулось что*: не было прежней поэтической и таинственной прелести желания, а была жалость к ее женской и детской слабости, был страх перед ее преданностью и доверчивостью, тяжелое и вместе радостное сознание долга, навеки связавшего его с нею. Настоящее чувство, хотя и не было так светло и поэтично как прежнее, было серьезнее и сильнее.</text:p>
      <text:p text:style-name="Обычный">— Сказала ли вам maman, что это не может быть раньше года? — сказал князь Андрей, продолжая глядеть в ее глаза. «Неужели это я, та девочка-ребенок (все так говорили обо мне) думала Наташа, неужели я теперь с этой минуты <text:span text:style-name="Основной_20_шрифт_20_абзаца"><text:span text:style-name="T1">жена</text:span></text:span> , равная этого чужого, милого, умного человека, уважаемого даже отцом моим. Неужели это правда! неужели правда, что теперь уже нельзя шутить жизнию, теперь уж я большая, теперь уж лежит на мне ответственность за всякое мое дело и слово? Да, что он спросил у меня?»</text:p>
      <text:p text:style-name="Обычный">— Нет, — отвечала она, но она не понимала того, что он спрашивал.</text:p>
      <text:p text:style-name="Обычный">— Простите меня, — сказал князь Андрей, — но вы так молоды, а я уже так много испытал жизни. Мне страшно за вас. Вы не знаете себя.</text:p>
      <text:p text:style-name="Обычный">Наташа с сосредоточенным вниманием слушала, стараясь понять смысл его слов и не понимала.</text:p>
      <text:p text:style-name="Обычный">— Как ни тяжел мне будет этот год, отсрочивающий мое счастье, — продолжал князь Андрей, — в этот срок вы поверите себя. Я прошу вас через год сделать мое счастье; но вы свободны: помолвка наша останется тайной и, ежели вы убедились бы, что вы не любите меня, или полюбили бы… — сказал князь Андрей с неестественной улыбкой.</text:p>
      <text:p text:style-name="Обычный">— Зачем вы это говорите? — перебила его Наташа. — Вы знаете, что с того самого дня, как вы в первый раз приехали в Отрадное, я полюбила вас, — сказала она, твердо уверенная, что она говорила правду.</text:p>
      <text:p text:style-name="Обычный">— В год вы узнаете себя…</text:p>
      <text:p text:style-name="Обычный">— Целый год! — вдруг сказала Наташа, теперь только поняв *, что свадьба отсрочена на год. — Да отчего ж год? Отчего ж год?… — Князь Андрей стал ей объяснять причины этой отсрочки. Наташа не слушала его.</text:p>
      <text:p text:style-name="Обычный">— И нельзя иначе? — спросила она. Князь Андрей ничего не ответил, но в лице его выразилась невозможность изменить это решение.</text:p>
      <text:p text:style-name="Обычный">— Это ужасно! Нет, это ужасно, ужасно! — вдруг заговорила Наташа и опять зарыдала. — Я умру, дожидаясь года: это нельзя, это ужасно. — Она взглянула в лицо своего жениха и увидала на нем выражение сострадания и недоумения.</text:p>
      <text:p text:style-name="Обычный">— Нет, нет, я всё сделаю, — сказала она, вдруг остановив слезы, — я так счастлива! — Отец и мать вошли в комнату и благословили жениха и невесту.</text:p>
      <text:p text:style-name="Обычный">С этого дня князь Андрей женихом стал ездить к Ростовым.</text:p>
      <text:p text:style-name="Обычный"/>
      <text:p text:style-name="Обычный"><text:soft-page-break/></text:p>
      <text:p text:style-name="Обычный"/>
      <text:h text:style-name="Заголовок_20_3" text:outline-level="3"/>
      <text:h text:style-name="Заголовок_20_3" text:outline-level="3">XXV</text:h>
      <text:p text:style-name="P2"/>
      <text:p text:style-name="Обычный">Здоровье и характер князя Николая Андреича Болконского, в этот последний год после отъезда сына, очень ослабели. Он сделался еще более раздражителен, чем прежде, и все вспышки его беспричинного гнева большей частью обрушивались на княжне Марье. Он как будто старательно изыскивал все больные места ее, чтобы как можно жесточе нравственно мучить ее. У княжны Марьи были две страсти и потому две радости: племянник Николушка и религия, и обе были любимыми темами нападений и насмешек князя. О чем бы ни заговорили, он сводил разговор на суеверия старых девок или на баловство и порчу детей. — «Тебе хочется его (Николеньку) сделать такой же старой девкой, как ты сама; напрасно: князю Андрею нужно сына, а не девку», говорил он. Или, обращаясь к mademoiselle Bourime, он спрашивал ее при княжне Марье, как ей нравятся наши попы и образа, и шутил…</text:p>
      <text:p text:style-name="Обычный">Он беспрестанно больно оскорблял княжну Марью, но дочь даже не делала усилий над собой, чтобы прощать его. Разве мог он быть виноват перед нею, и разве мог отец ее, который, она всё-таки знала это, любил ее, быть несправедливым? Да и что такое справедливость? Княжна никогда не думала об этом гордом слове: «справедливость». Все сложные законы человечества сосредоточивались для нее в одном простом и ясном законе — в законе любви и самоотвержения, преподанном нам Тем, Который с любовью страдал за человечество, когда сам он — Бог. Что ей было за дело до справедливости или несправедливости других людей? Ей надо было самой страдать и любить, и это она делала.</text:p>
      <text:p text:style-name="Обычный">Зимой в Лысые Горы приезжал князь Андрей, был весел, кроток и нежен, каким его давно не видала княжна Марья. Она предчувствовала, что с ним что* случилось, но он не сказал ничего княжне Марье о своей любви. Перед отъездом князь Андрей долго беседовал о чем* с отцом и княжна Марья заметила, что перед отъездом оба были недовольны друг другом.</text:p>
      <text:p text:style-name="Обычный">Вскоре после отъезда князя Андрея, княжна Марья писала из Лысых Гор в Петербург своему другу Жюли Карагиной, которую княжна Марья мечтала, как мечтают всегда девушки, выдать за своего брата, и которая в это время была в трауре по случаю смерти своего брата, убитого в Турции.</text:p>
      <text:p text:style-name="Обычный">«Горести, видно, общий удел наш, милый и нежный друг Julieie».</text:p>
      <text:p text:style-name="Обычный">«Ваша потеря так ужасна, что я иначе не могу себе объяснить ее, как особенную милость Бога, Который хочет испытать — любя вас — вас и вашу превосходную мать. Ах, мой друг, религия, и только одна религия, может нас, уже не говорю утешить, но избавить от отчаяния; одна религия может объяснить нам *, чего без ее помощи не может понять человек: для чего, зачем существа добрые, возвышенные, умеющие находить счастие в жизни, никому не только не вредящие, но необходимые для счастия других — призываются к Богу, а остаются жить злые, бесполезные, вредные, или такие, которые в тягость себе и другим. Первая смерть, которую я видела и которую никогда не забуду — смерть моей милой невестки, произвела на меня такое впечатление. Точно так же как вы спрашиваете судьбу, для чего было умирать вашему прекрасному брату, точно так же спрашивала я, для чего было умирать этому ангелу-Лизе, которая не только не сделала какого-нибудь зла человеку, но никогда кроме добрых мыслей не имела в своей душе. И что ж, мой друг, вот прошло с тех пор пять лет, и я, с своим ничтожным умом, уже начинаю ясно понимать, для чего ей нужно было умереть, и каким образом эта смерть была только выражением бесконечной благости Творца, все действия Которого, хотя мы их большею частью не понимаем, суть только проявления Его бесконечной любви к Своему творению. Может быть, я часто думаю, она была слишком ангельски-невинна для того, чтобы иметь силу перенести все обязанности матери. Она была безупречна, как молодая жена; может быть, она не могла бы быть такою матерью. Теперь, мало того, что она оставила нам, и в особенности князю <text:soft-page-break/>Андрею, самое чистое сожаление и воспоминание, она там вероятно получит * место, которого я не смею надеяться для себя. Но, не говоря уже о ней одной, эта ранняя и страшная смерть имела самое благотворное влияние, несмотря на всю печаль, на меня и на брата. Тогда, в минуту потери, эти мысли не могли притти мне; тогда я с ужасом отогнала бы их, но теперь это так ясно и несомненно. Пишу всё это вам, мой друг, только для того, чтобы убедить вас в евангельской истине, сделавшейся для меня жизненным правилом: ни один волос с головы не упадет без Его воли. А воля Его руководствуется только одною беспредельною любовью к нам, и потому всё, что ни случается с нами, всё для нашего блага. Вы спрашиваете, проведем ли мы следующую зиму в Москве? Несмотря на всё желание вас видеть, не думаю и не желаю этого. И вы удивитесь, что причиною тому Буонапарте. И вот почему: здоровье отца моего заметно слабеет: он не может переносить противоречий и делается раздражителен. Раздражительность эта, как вы знаете, обращена преимущественно на политические дела. Он не может перенести мысли о том, что Буонапарте ведет дело как с равными, со всеми государями Европы и в особенности с нашим, внуком Великой Екатерины! Как вы знаете, я совершенно равнодушна к политическим делам, но из слов моего отца и разговоров его с Михаилом Ивановичем, я знаю всё, что делается в мире, и в особенности все почести, воздаваемые Буонапарте, которого, как кажется, еще только в Лысых Горах на всем земном шаре не признают ни великим человеком, ни еще менее французским императором. И мой отец не может переносить этого. Мне кажется, что мой отец, преимущественно вследствие своего взгляда на политические дела и предвидя столкновения, которые у него будут, вследствие его манеры, не стесняясь ни с кем, высказывать свои мнения, неохотно говорит о поездке в Москву. Всё, что он выиграет от лечения, он потеряет вследствие споров о Буонапарте, которые неминуемы. Во всяком случае это решится очень скоро. Семейная жизнь наша идет по старому, за исключением присутствия брата Андрея. Он, как я уже писала вам, очень изменился последнее время. После его горя, он теперь только, в нынешнем году, совершенно нравственно ожил. Он стал таким, каким я его знала ребенком: добрым, нежным, с тем золотым сердцем, которому я не знаю равного. Он понял, как мне кажется, что жизнь для него не кончена. Но вместе с этой нравственной переменой, он физически очень ослабел. Он стал худее чем прежде, нервнее. Я боюсь за него и рада, что он предпринял эту поездку за границу, которую доктора уже давно предписывали ему. Я надеюсь, что это поправит его. Вы мне пишете, что в Петербурге о нем говорят, как об одном из самых деятельных, образованных и умных молодых людей. Простите за самолюбие родства — я никогда в этом не сомневалась. Нельзя счесть добро, которое он здесь сделал всем, начиная с своих мужиков и до дворян. Приехав в Петербург, он взял только *, что ему следовало. Удивляюсь, каким образом вообще доходят слухи из Петербурга в Москву и особенно такие неверные, как тот, о котором вы мне пишете, — слух о мнимой женитьбе брата на маленькой Ростовой. Я не думаю, чтобы Андрей когда-нибудь женился на ком бы * ни было и в особенности на ней. И вот почему: во-первых я знаю, что хотя он и редко говорит о покойной жене, но печаль этой потери слишком глубоко вкоренилась в его сердце, чтобы когда-нибудь он решился дать ей преемницу и мачеху нашему маленькому ангелу. Во-вторых потому, что, сколько я знаю, эта девушка не из того разряда женщин, которые могут нравиться князю Андрею. Не думаю, чтобы князь Андрей выбрал ее своею женою, и откровенно скажу: я не желаю этого. Но я заболталась, кончаю свой второй листок. Прощайте, мой милый друг; да сохранит вас Бог под Своим святым и могучим покровом. Моя милая подруга, mademoiselle Bourienne, целует вас.</text:p>
      <text:p text:style-name="Обычный">Мари».</text:p>
      <text:p text:style-name="Обычный"/>
      <text:p text:style-name="Обычный"/>
      <text:p text:style-name="Обычный"/>
      <text:h text:style-name="Заголовок_20_3" text:outline-level="3"/>
      <text:h text:style-name="Заголовок_20_2" text:outline-level="2"/>
      <text:h text:style-name="Заголовок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svg:stroke-opacity="100%"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1" style:display-name="Заголовок 1" style:family="paragraph" style:parent-style-name="Обычный" style:next-style-name="Обычный" style:default-outline-level="1">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Заголовок_20_2" style:display-name="Заголовок 2" style:family="paragraph" style:parent-style-name="Обычный" style:next-style-name="Обычный" style:default-outline-level="2">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Заголовок_20_3" style:display-name="Заголовок 3" style:family="paragraph" style:parent-style-name="Обычный" style:next-style-name="Обычный" style:default-outline-level="3">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Заголовок_20_4" style:display-name="Заголовок 4" style:family="paragraph" style:parent-style-name="Обычный" style:next-style-name="Обычный" style:default-outline-level="4">
      <style:paragraph-properties fo:text-align="center" style:justify-single-word="false" fo:hyphenation-ladder-count="no-limit" fo:hyphenation-keep="auto" loext:hyphenation-keep-type="column" loext:hyphenation-keep-line="false" fo:text-indent="0cm" style:auto-text-indent="false"/>
      <style:text-properties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Заголовок_20_5" style:display-name="Заголовок 5" style:family="paragraph" style:parent-style-name="Обычный" style:next-style-name="Обычный" style:default-outline-level="5">
      <style:paragraph-properties fo:text-align="center" style:justify-single-word="false" fo:hyphenation-ladder-count="no-limit" fo:hyphenation-keep="auto" loext:hyphenation-keep-type="column" loext:hyphenation-keep-line="false" fo:text-indent="0cm" style:auto-text-indent="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Заголовок_20_6" style:display-name="Заголовок 6" style:family="paragraph" style:parent-style-name="Обычный" style:next-style-name="Обычный" style:default-outline-level="6">
      <style:paragraph-properties fo:text-align="center" style:justify-single-word="false" fo:hyphenation-ladder-count="no-limit" fo:hyphenation-keep="auto" loext:hyphenation-keep-type="column" loext:hyphenation-keep-line="false" fo:text-indent="0cm" style:auto-text-indent="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margin-top="0cm" fo:margin-bottom="0cm" style:contextual-spacing="false" fo:line-height="100%" fo:text-align="justify" style:justify-single-word="false" fo:orphans="0" fo:widows="0" fo:hyphenation-ladder-count="no-limit" fo:hyphenation-keep="auto" loext:hyphenation-keep-type="column" loext:hyphenation-keep-line="false" fo:text-indent="1cm" style:auto-text-indent="false"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Epigraph" style:family="paragraph">
      <style:paragraph-properties fo:margin-left="5.292cm" fo:margin-top="0cm" fo:margin-bottom="0cm" style:contextual-spacing="false" fo:line-height="100%"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language-asian="ru" style:country-asian="RU"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Epigraph_20_Author" style:display-name="Epigraph Author" style:family="paragraph" style:next-style-name="Обычный">
      <style:paragraph-properties fo:margin-left="5.292cm" fo:margin-top="0cm" fo:margin-bottom="0cm" style:contextual-spacing="false" fo:line-height="100%"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language-asian="ru" style:country-asian="RU"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Annotation" style:family="paragraph" style:next-style-name="Обычный">
      <style:paragraph-properties fo:margin-top="0cm" fo:margin-bottom="0cm" style:contextual-spacing="false" fo:line-height="100%" fo:text-align="justify" style:justify-single-word="false" fo:orphans="0" fo:widows="0" fo:hyphenation-ladder-count="no-limit" fo:hyphenation-keep="auto" loext:hyphenation-keep-type="column" loext:hyphenation-keep-line="false" fo:text-indent="1cm" style:auto-text-indent="false" style:text-autospace="none"/>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language-asian="ru" style:country-asian="RU"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Cite" style:family="paragraph" style:next-style-name="Обычный">
      <style:paragraph-properties fo:margin-left="2cm" fo:margin-right="1.058cm" fo:margin-top="0cm" fo:margin-bottom="0cm"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ite_20_Author" style:display-name="Cite Author" style:family="paragraph" style:next-style-name="Обычный">
      <style:paragraph-properties fo:margin-left="3cm" fo:margin-right="1.058cm" fo:margin-top="0cm" fo:margin-bottom="0cm"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language-asian="ru" style:country-asian="RU"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Poem_20_Title" style:display-name="Poem Title" style:family="paragraph" style:next-style-name="Обычный">
      <style:paragraph-properties fo:margin-left="3.528cm" fo:margin-right="1.058cm" fo:margin-top="0.021cm" fo:margin-bottom="0cm"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Stanza" style:family="paragraph" style:next-style-name="Обычный">
      <style:paragraph-properties fo:margin-left="3.528cm" fo:margin-right="1.058cm" fo:margin-top="0cm" fo:margin-bottom="0cm"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FootNote" style:family="paragraph" style:next-style-name="Обычный">
      <style:paragraph-properties fo:margin-top="0cm" fo:margin-bottom="0cm" style:contextual-spacing="false" fo:line-height="100%" fo:text-align="justify" style:justify-single-word="false" fo:orphans="0" fo:widows="0" fo:hyphenation-ladder-count="no-limit" fo:hyphenation-keep="auto" loext:hyphenation-keep-type="column" loext:hyphenation-keep-line="false" fo:text-indent="0.353cm" style:auto-text-indent="false"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size="9pt" fo:font-style="italic" style:font-name-asian="Times New Roman" style:font-family-asian="'Times New Roman'" style:font-family-generic-asian="roman" style:font-pitch-asian="variable" style:font-size-asian="9pt" style:language-asian="ru" style:country-asian="RU" style:font-style-asian="italic" style:font-name-complex="Times New Roman" style:font-family-complex="'Times New Roman'" style:font-family-generic-complex="roman" style:font-pitch-complex="variable" style:font-size-complex="9pt" style:font-style-complex="italic" fo:hyphenate="false" loext:hyphenation-no-caps="false" loext:hyphenation-no-last-word="false" loext:hyphenation-word-char-count="no-limit" loext:hyphenation-zone="no-limit"/>
    </style:style>
    <style:style style:name="FootNote_20_Stanza" style:display-name="FootNote Stanza" style:family="paragraph" style:next-style-name="Обычный">
      <style:paragraph-properties fo:margin-left="0.882cm" fo:margin-right="1.058cm" fo:margin-top="0cm" fo:margin-bottom="0cm"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language-asian="ru" style:country-asian="RU"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FootNote_20_Cite" style:display-name="FootNote Cite" style:family="paragraph" style:next-style-name="Обычный">
      <style:paragraph-properties fo:margin-left="0.529cm" fo:margin-right="1.058cm" fo:margin-top="0cm" fo:margin-bottom="0cm"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language-asian="ru" style:country-asian="RU"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FootNote_20_Cite_20_Author" style:display-name="FootNote Cite Author" style:family="paragraph" style:next-style-name="Обычный">
      <style:paragraph-properties fo:margin-left="0.617cm" fo:margin-right="1.058cm" fo:margin-top="0cm" fo:margin-bottom="0cm"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fo:font-style="italic" fo:font-weight="bold" style:font-name-asian="Times New Roman" style:font-family-asian="'Times New Roman'" style:font-family-generic-asian="roman" style:font-pitch-asian="variable" style:font-size-asian="9pt" style:language-asian="ru" style:country-asian="RU" style:font-style-asian="italic" style:font-weight-asian="bold" style:font-name-complex="Times New Roman" style:font-family-complex="'Times New Roman'" style:font-family-generic-complex="roman" style:font-pitch-complex="variable" style:font-size-complex="9pt" style:font-style-complex="italic" style:font-weight-complex="bold" fo:hyphenate="false" loext:hyphenation-no-caps="false" loext:hyphenation-no-last-word="false" loext:hyphenation-word-char-count="no-limit" loext:hyphenation-zone="no-limit"/>
    </style:style>
    <style:style style:name="FootNote_20_Poem_20_Title" style:display-name="FootNote Poem Title" style:family="paragraph" style:next-style-name="Обычный">
      <style:paragraph-properties fo:margin-left="3.528cm" fo:margin-right="1.058cm" fo:margin-top="0.021cm" fo:margin-bottom="0cm"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ru" style:country-asian="RU"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language-asian="ru" style:country-asian="RU" style:font-weight-asian="bold" style:font-name-complex="Arial" style:font-family-complex="Arial" style:font-family-generic-complex="swiss"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Arial" style:font-family-complex="Arial" style:font-family-generic-complex="swiss" style:font-pitch-complex="variable" style:font-size-complex="14pt" style:font-weight-complex="bold"/>
    </style:style>
    <style:style style:name="Заголовок_20_3_20_Знак" style:display-name="Заголовок 3 Знак" style:family="text" style:parent-style-name="Основной_20_шрифт_20_абзаца">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language-asian="ru" style:country-asian="RU" style:font-weight-asian="bold" style:font-name-complex="Arial" style:font-family-complex="Arial" style:font-family-generic-complex="swiss"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language-asian="ru" style:country-asian="RU"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title/>
    <dc:description/>
    <dc:subject/>
    <meta:initial-creator>Учетная запись Майкрософт</meta:initial-creator>
    <meta:creation-date>2025-11-22T21:30:00Z</meta:creation-date>
    <dc:date>2026-04-14T15:01:15.582988800</dc:date>
    <meta:editing-cycles>3</meta:editing-cycles>
    <meta:editing-duration>PT6M16S</meta:editing-duration>
    <meta:document-statistic meta:table-count="0" meta:image-count="0" meta:object-count="0" meta:page-count="7" meta:paragraph-count="68" meta:word-count="3041" meta:character-count="18627" meta:non-whitespace-character-count="15554"/>
    <meta:template xlink:type="simple" xlink:actuate="onRequest" xlink:title="" xlink:href="Normal.dotm"/>
  </office:meta>
</office:document-meta>
</file>